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52032149796989854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289611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442372782558670916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</text:p>
      <text:p text:style-name="P3"/>
      <text:p text:style-name="P3">Fri June 8, 2018 <text:span text:style-name="T1">3 miles</text:span></text:p>
      <text:p text:style-name="P3">I ran on a hilly 3 mile course. <text:s/>It was out and back on Limber Road.</text:p>
      <text:p text:style-name="P3">Splits: 9:55, 8:41, 8:12 <text:s/></text:p>
      <text:p text:style-name="P3">Average pace: 8:56/mile <text:s/></text:p>
      <text:p text:style-name="P3">Sum of all ascents on the course: 278 feet</text:p>
      <text:p text:style-name="P3"/>
      <text:p text:style-name="P4">51.9 miles in the last week</text:p>
      <text:p text:style-name="P4"/>
      <text:p text:style-name="P4"><text:span text:style-name="T6">Sat June 9, 2018</text:span> 6 miles <text:s/></text:p>
      <text:p text:style-name="P3">I ran on a hilly 3 mile course two times. <text:s/>It was out and back on Limber Road. </text:p>
      <text:p text:style-name="P3">First 3 miles averaged 10:15/mile</text:p>
      <text:p text:style-name="P3">Second 3 miles averaged 9:09/mile</text:p>
      <text:p text:style-name="P3">Sum of all ascents for 6 miles: 556 f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9T13:08:23.47</dc:date>
    <dc:creator>James Lombardi</dc:creator>
    <meta:editing-duration>P3DT4H51M29S</meta:editing-duration>
    <meta:editing-cycles>299</meta:editing-cycles>
    <meta:generator>OpenOffice/4.1.2$Win32 OpenOffice.org_project/412m3$Build-9782</meta:generator>
    <meta:document-statistic meta:table-count="0" meta:image-count="0" meta:object-count="0" meta:page-count="16" meta:paragraph-count="356" meta:word-count="4507" meta:character-count="22044"/>
  </office:meta>
</office:document-meta>
</file>